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740000002D7B51269C802FD1C9.png" manifest:media-type="image/png"/>
  <manifest:file-entry manifest:full-path="Pictures/100000010000006E00000028471D244CD19F707E.png" manifest:media-type="image/png"/>
  <manifest:file-entry manifest:full-path="Pictures/10000001000000750000002E4E4BACA2C9687697.png" manifest:media-type="image/png"/>
  <manifest:file-entry manifest:full-path="Pictures/10000001000000740000002B1E671E9CBC8BB704.png" manifest:media-type="image/png"/>
  <manifest:file-entry manifest:full-path="Pictures/100000010000007000000029F2A9F091AF87B65E.png" manifest:media-type="image/png"/>
  <manifest:file-entry manifest:full-path="Pictures/10000001000000750000002E70DB4FC6A5412F3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oppins" svg:font-family="Poppins, sans-serif"/>
    <style:font-face style:name="Times New Roman" svg:font-family="'Times New Roman'" style:font-family-generic="roman" style:font-pitch="variable"/>
    <style:font-face style:name="source sans pro" svg:font-family="'source sans pro', sans-serif"/>
  </office:font-face-decls>
  <office:automatic-styles>
    <style:style style:name="Tabla1" style:family="table">
      <style:table-properties style:width="17cm" fo:margin-top="0.101cm" fo:margin-bottom="0.101cm" table:align="right" fo:background-color="transparent" style:shadow="#5983b0 0.199cm 0.199cm">
        <style:background-image/>
      </style:table-properties>
    </style:style>
    <style:style style:name="Tabla1.A" style:family="table-column">
      <style:table-column-properties style:column-width="4.517cm"/>
    </style:style>
    <style:style style:name="Tabla1.B" style:family="table-column">
      <style:table-column-properties style:column-width="12.483cm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#729fcf" fo:padding="0.049cm" fo:border-left="0.75pt solid #2a6099" fo:border-right="none" fo:border-top="0.75pt solid #2a6099" fo:border-bottom="0.05pt solid #000000" style:writing-mode="page">
        <style:background-image/>
      </style:table-cell-properties>
    </style:style>
    <style:style style:name="Tabla1.B1" style:family="table-cell">
      <style:table-cell-properties fo:background-color="#729fcf" fo:padding="0.049cm" fo:border-left="0.05pt solid #000000" fo:border-right="0.05pt solid #000000" fo:border-top="0.75pt solid #2a6099" fo:border-bottom="0.05pt solid #000000" style:writing-mode="page">
        <style:background-image/>
      </style:table-cell-properties>
    </style:style>
    <style:style style:name="Tabla1.A2" style:family="table-cell">
      <style:table-cell-properties fo:background-color="#dee6ef" fo:padding="0.049cm" fo:border-left="0.75pt solid #2a6099" fo:border-right="none" fo:border-top="0.75pt solid #2a6099" fo:border-bottom="0.75pt solid #2a6099" style:writing-mode="page">
        <style:background-image/>
      </style:table-cell-properties>
    </style:style>
    <style:style style:name="Tabla1.B2" style:family="table-cell">
      <style:table-cell-properties fo:background-color="#dee6ef" fo:padding="0.049cm" fo:border="0.75pt solid #2a6099" style:writing-mode="page">
        <style:background-image/>
      </style:table-cell-properties>
    </style:style>
    <style:style style:name="Tabla1.A3" style:family="table-cell">
      <style:table-cell-properties fo:background-color="#dee6ef" fo:padding="0.049cm" fo:border-left="0.75pt solid #2a6099" fo:border-right="none" fo:border-top="none" fo:border-bottom="0.75pt solid #2a6099" style:writing-mode="page">
        <style:background-image/>
      </style:table-cell-properties>
    </style:style>
    <style:style style:name="Tabla1.B3" style:family="table-cell">
      <style:table-cell-properties fo:background-color="#dee6ef" fo:padding="0.049cm" fo:border-left="0.75pt solid #2a6099" fo:border-right="0.75pt solid #2a6099" fo:border-top="none" fo:border-bottom="0.75pt solid #2a6099" style:writing-mode="page">
        <style:background-image/>
      </style:table-cell-properties>
    </style:style>
    <style:style style:name="Tabla2" style:family="table">
      <style:table-properties style:width="17cm" fo:margin-top="0.101cm" fo:margin-bottom="0.101cm" table:align="right" fo:background-color="transparent" style:shadow="#5983b0 0.199cm 0.199cm">
        <style:background-image/>
      </style:table-properties>
    </style:style>
    <style:style style:name="Tabla2.A" style:family="table-column">
      <style:table-column-properties style:column-width="2.93cm"/>
    </style:style>
    <style:style style:name="Tabla2.B" style:family="table-column">
      <style:table-column-properties style:column-width="14.071cm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729fcf" fo:padding="0.049cm" fo:border-left="0.75pt solid #2a6099" fo:border-right="none" fo:border-top="0.75pt solid #2a6099" fo:border-bottom="0.05pt solid #000000" style:writing-mode="page">
        <style:background-image/>
      </style:table-cell-properties>
    </style:style>
    <style:style style:name="Tabla2.B1" style:family="table-cell">
      <style:table-cell-properties fo:background-color="#729fcf" fo:padding="0.049cm" fo:border-left="0.05pt solid #000000" fo:border-right="0.05pt solid #000000" fo:border-top="0.75pt solid #2a6099" fo:border-bottom="0.05pt solid #000000" style:writing-mode="page">
        <style:background-image/>
      </style:table-cell-properties>
    </style:style>
    <style:style style:name="Tabla2.A2" style:family="table-cell">
      <style:table-cell-properties fo:background-color="#dee6ef" fo:padding="0.049cm" fo:border-left="0.75pt solid #2a6099" fo:border-right="none" fo:border-top="0.75pt solid #2a6099" fo:border-bottom="0.75pt solid #2a6099" style:writing-mode="page">
        <style:background-image/>
      </style:table-cell-properties>
    </style:style>
    <style:style style:name="Tabla2.B2" style:family="table-cell">
      <style:table-cell-properties fo:background-color="#dee6ef" fo:padding="0.049cm" fo:border="0.75pt solid #2a6099" style:writing-mode="page">
        <style:background-image/>
      </style:table-cell-properties>
    </style:style>
    <style:style style:name="Tabla2.A3" style:family="table-cell">
      <style:table-cell-properties fo:background-color="#dee6ef" fo:padding="0.049cm" fo:border-left="0.75pt solid #2a6099" fo:border-right="none" fo:border-top="none" fo:border-bottom="0.75pt solid #2a6099" style:writing-mode="page">
        <style:background-image/>
      </style:table-cell-properties>
    </style:style>
    <style:style style:name="Tabla2.B3" style:family="table-cell">
      <style:table-cell-properties fo:background-color="#dee6ef" fo:padding="0.049cm" fo:border-left="0.75pt solid #2a6099" fo:border-right="0.75pt solid #2a6099" fo:border-top="none" fo:border-bottom="0.75pt solid #2a6099" style:writing-mode="page">
        <style:background-image/>
      </style:table-cell-properties>
    </style:style>
    <style:style style:name="Tabla3" style:family="table">
      <style:table-properties style:width="17cm" fo:margin-top="0.101cm" fo:margin-bottom="0.101cm" table:align="right" fo:background-color="transparent" style:shadow="#5983b0 0.199cm 0.199cm">
        <style:background-image/>
      </style:table-properties>
    </style:style>
    <style:style style:name="Tabla3.A" style:family="table-column">
      <style:table-column-properties style:column-width="2.9cm"/>
    </style:style>
    <style:style style:name="Tabla3.B" style:family="table-column">
      <style:table-column-properties style:column-width="9.444cm"/>
    </style:style>
    <style:style style:name="Tabla3.C" style:family="table-column">
      <style:table-column-properties style:column-width="4.657cm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#729fcf" fo:padding="0.049cm" fo:border-left="0.75pt solid #2a6099" fo:border-right="none" fo:border-top="0.75pt solid #2a6099" fo:border-bottom="0.05pt solid #000000" style:writing-mode="page">
        <style:background-image/>
      </style:table-cell-properties>
    </style:style>
    <style:style style:name="Tabla3.B1" style:family="table-cell">
      <style:table-cell-properties fo:background-color="#729fcf" fo:padding="0.049cm" fo:border-left="0.05pt solid #000000" fo:border-right="none" fo:border-top="0.75pt solid #2a6099" fo:border-bottom="0.05pt solid #000000" style:writing-mode="page">
        <style:background-image/>
      </style:table-cell-properties>
    </style:style>
    <style:style style:name="Tabla3.C1" style:family="table-cell">
      <style:table-cell-properties fo:background-color="#729fcf" fo:padding="0.049cm" fo:border-left="0.05pt solid #000000" fo:border-right="0.05pt solid #000000" fo:border-top="0.75pt solid #2a6099" fo:border-bottom="0.05pt solid #000000" style:writing-mode="page">
        <style:background-image/>
      </style:table-cell-properties>
    </style:style>
    <style:style style:name="Tabla3.A2" style:family="table-cell">
      <style:table-cell-properties fo:background-color="#dee6ef" fo:padding="0.049cm" fo:border-left="0.75pt solid #2a6099" fo:border-right="none" fo:border-top="0.75pt solid #2a6099" fo:border-bottom="0.75pt solid #2a6099" style:writing-mode="page">
        <style:background-image/>
      </style:table-cell-properties>
    </style:style>
    <style:style style:name="Tabla3.C2" style:family="table-cell">
      <style:table-cell-properties fo:background-color="#dee6ef" fo:padding="0.049cm" fo:border="0.75pt solid #2a6099" style:writing-mode="page">
        <style:background-image/>
      </style:table-cell-properties>
    </style:style>
    <style:style style:name="Tabla3.A3" style:family="table-cell">
      <style:table-cell-properties fo:background-color="#dee6ef" fo:padding="0.049cm" fo:border-left="0.75pt solid #2a6099" fo:border-right="none" fo:border-top="none" fo:border-bottom="0.75pt solid #2a6099" style:writing-mode="page">
        <style:background-image/>
      </style:table-cell-properties>
    </style:style>
    <style:style style:name="Tabla3.C3" style:family="table-cell">
      <style:table-cell-properties fo:background-color="#dee6ef" fo:padding="0.049cm" fo:border-left="0.75pt solid #2a6099" fo:border-right="0.75pt solid #2a6099" fo:border-top="none" fo:border-bottom="0.75pt solid #2a6099" style:writing-mode="page">
        <style:background-image/>
      </style:table-cell-properties>
    </style:style>
    <style:style style:name="P1" style:family="paragraph" style:parent-style-name="Standard">
      <style:text-properties officeooo:paragraph-rsid="0019eac3"/>
    </style:style>
    <style:style style:name="P2" style:family="paragraph" style:parent-style-name="Standard">
      <style:text-properties officeooo:paragraph-rsid="001da6f5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ial Black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Arial Black" fo:font-size="14pt" fo:font-weight="bold" officeooo:paragraph-rsid="001da6f5" style:font-size-asian="14pt" style:font-weight-asian="bold" style:font-size-complex="1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officeooo:rsid="001843bd" officeooo:paragraph-rsid="001843bd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fo:color="#ffffff" loext:opacity="100%" fo:background-color="transparent"/>
    </style:style>
    <style:style style:name="P8" style:family="paragraph" style:parent-style-name="Table_20_Contents">
      <style:paragraph-properties fo:text-align="center" style:justify-single-word="false"/>
      <style:text-properties fo:color="#ffffff" loext:opacity="100%" officeooo:paragraph-rsid="0019eac3" fo:background-color="transparent"/>
    </style:style>
    <style:style style:name="P9" style:family="paragraph" style:parent-style-name="Table_20_Contents">
      <style:paragraph-properties fo:text-align="center" style:justify-single-word="false"/>
      <style:text-properties fo:color="#ffffff" loext:opacity="100%" officeooo:paragraph-rsid="001da6f5" fo:background-color="transparent"/>
    </style:style>
    <style:style style:name="P10" style:family="paragraph" style:parent-style-name="Table_20_Contents">
      <style:paragraph-properties fo:text-align="center" style:justify-single-word="false"/>
      <style:text-properties fo:color="#ffffff" loext:opacity="100%" officeooo:rsid="0019eac3" officeooo:paragraph-rsid="0019eac3" fo:background-color="transparent"/>
    </style:style>
    <style:style style:name="P11" style:family="paragraph" style:parent-style-name="Table_20_Contents">
      <style:paragraph-properties fo:text-align="center" style:justify-single-word="false"/>
      <style:text-properties fo:color="#ffffff" loext:opacity="100%" officeooo:rsid="0019eac3" officeooo:paragraph-rsid="001da6f5" fo:background-color="transparent"/>
    </style:style>
    <style:style style:name="P12" style:family="paragraph" style:parent-style-name="Table_20_Contents">
      <style:paragraph-properties fo:text-align="center" style:justify-single-word="false"/>
      <style:text-properties fo:color="#ffffff" loext:opacity="100%" officeooo:rsid="001da6f5" officeooo:paragraph-rsid="001da6f5" fo:background-color="transparent"/>
    </style:style>
    <style:style style:name="P13" style:family="paragraph" style:parent-style-name="Table_20_Contents">
      <style:paragraph-properties fo:text-align="center" style:justify-single-word="false"/>
      <style:text-properties officeooo:rsid="001ba30e" officeooo:paragraph-rsid="001ba30e"/>
    </style:style>
    <style:style style:name="P14" style:family="paragraph" style:parent-style-name="Table_20_Contents">
      <style:paragraph-properties fo:text-align="center" style:justify-single-word="false"/>
      <style:text-properties officeooo:rsid="001ba30e" officeooo:paragraph-rsid="001da6f5"/>
    </style:style>
    <style:style style:name="P15" style:family="paragraph" style:parent-style-name="Table_20_Contents">
      <style:paragraph-properties fo:text-align="center" style:justify-single-word="false"/>
      <style:text-properties officeooo:rsid="001da6f5" officeooo:paragraph-rsid="001da6f5"/>
    </style:style>
    <style:style style:name="P1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style:font-name="Arial Black" fo:font-size="14pt" fo:font-weight="bold" style:font-size-asian="14pt" style:font-weight-asian="bold" style:font-size-complex="14pt" style:font-weight-complex="bold"/>
    </style:style>
    <style:style style:name="P17" style:family="paragraph" style:parent-style-name="Text_20_body">
      <style:text-properties fo:font-variant="normal" fo:text-transform="none" fo:color="#1d2125" loext:opacity="100%" style:font-name="Arial Black" fo:font-size="14pt" fo:letter-spacing="normal" fo:font-style="normal" fo:font-weight="bold" officeooo:paragraph-rsid="001eb444"/>
    </style:style>
    <style:style style:name="P18" style:family="paragraph" style:parent-style-name="Text_20_body">
      <style:text-properties fo:font-variant="normal" fo:text-transform="none" fo:color="#1d2125" loext:opacity="100%" style:font-name="Arial Black" fo:font-size="14pt" fo:letter-spacing="normal" fo:font-style="normal" fo:font-weight="bold" officeooo:paragraph-rsid="0020ce5c"/>
    </style:style>
    <style:style style:name="P1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20" style:family="paragraph" style:parent-style-name="Text_20_body">
      <style:text-properties officeooo:paragraph-rsid="0020ce5c"/>
    </style:style>
    <style:style style:name="P21" style:family="paragraph" style:parent-style-name="Text_20_body">
      <style:text-properties style:use-window-font-color="true" loext:opacity="0%" style:font-name="Times New Roman" fo:font-size="12pt" fo:font-weight="normal" officeooo:paragraph-rsid="0020ce5c" style:font-size-asian="12pt" style:font-weight-asian="normal" style:font-size-complex="12pt" style:font-weight-complex="normal"/>
    </style:style>
    <style:style style:name="T1" style:family="text">
      <style:text-properties officeooo:rsid="0019eac3"/>
    </style:style>
    <style:style style:name="T2" style:family="text">
      <style:text-properties officeooo:rsid="001d45ab"/>
    </style:style>
    <style:style style:name="T3" style:family="text">
      <style:text-properties fo:font-variant="normal" fo:text-transform="none" fo:color="#464646" loext:opacity="100%" style:font-name="source sans pro" fo:font-size="11.3999996185303pt" fo:letter-spacing="normal" fo:font-style="normal" fo:font-weight="normal"/>
    </style:style>
    <style:style style:name="T4" style:family="text">
      <style:text-properties fo:font-variant="normal" fo:text-transform="none" fo:color="#464646" loext:opacity="100%" style:font-name="source sans pro" fo:font-size="11.3999996185303pt" fo:letter-spacing="normal" fo:font-style="normal" fo:font-weight="bold" style:font-size-asian="12pt" style:font-size-complex="12pt"/>
    </style:style>
    <style:style style:name="T5" style:family="text">
      <style:text-properties fo:font-variant="normal" fo:text-transform="none" fo:color="#464646" loext:opacity="100%" fo:font-size="11.3999996185303pt" fo:letter-spacing="normal" fo:font-style="normal" fo:font-weight="bold" style:font-size-asian="12pt" style:font-size-complex="12pt"/>
    </style:style>
    <style:style style:name="T6" style:family="text">
      <style:text-properties fo:font-variant="normal" fo:text-transform="none" fo:color="#464646" loext:opacity="100%" style:font-name="Times New Roman" fo:font-size="11.3999996185303pt" fo:letter-spacing="normal" fo:font-style="normal" fo:font-weight="bold" style:font-size-asian="12pt" style:font-size-complex="12pt"/>
    </style:style>
    <style:style style:name="T7" style:family="text">
      <style:text-properties fo:font-variant="normal" fo:text-transform="none" fo:color="#464646" loext:opacity="100%" style:font-name="Times New Roman" fo:letter-spacing="normal" fo:font-style="normal" fo:font-weight="bold"/>
    </style:style>
    <style:style style:name="T8" style:family="text">
      <style:text-properties fo:font-variant="normal" fo:text-transform="none" fo:color="#464646" loext:opacity="100%" style:font-name="Times New Roman" fo:font-size="12pt" fo:letter-spacing="normal" fo:font-style="normal" fo:font-weight="bold" style:font-size-asian="12pt" style:font-size-complex="12pt"/>
    </style:style>
    <style:style style:name="T9" style:family="text">
      <style:text-properties fo:font-variant="normal" fo:text-transform="none" fo:color="#1d2125" loext:opacity="100%" style:font-name="Poppins" fo:font-size="12pt" fo:letter-spacing="normal" fo:font-style="normal" fo:font-weight="normal" officeooo:rsid="001eb444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1d2125" loext:opacity="100%" fo:letter-spacing="normal" fo:font-style="normal"/>
    </style:style>
    <style:style style:name="T11" style:family="text">
      <style:text-properties fo:font-variant="normal" fo:text-transform="none" fo:color="#1d2125" loext:opacity="100%" fo:letter-spacing="normal" fo:font-style="normal" officeooo:rsid="001e9613"/>
    </style:style>
    <style:style style:name="T12" style:family="text">
      <style:text-properties fo:font-variant="normal" fo:text-transform="none" fo:color="#1d2125" loext:opacity="100%" fo:letter-spacing="normal" fo:font-style="normal" fo:font-weight="bold" style:font-weight-asian="bold" style:font-weight-complex="bold"/>
    </style:style>
    <style:style style:name="T13" style:family="text">
      <style:text-properties fo:font-variant="normal" fo:text-transform="none" fo:color="#1d2125" loext:opacity="100%" style:font-name="Arial Black" fo:font-size="12pt" fo:letter-spacing="normal" fo:font-style="normal" fo:font-weight="bold" style:font-size-asian="12pt" style:font-weight-asian="bold" style:font-size-complex="12pt" style:font-weight-complex="bold"/>
    </style:style>
    <style:style style:name="T14" style:family="text">
      <style:text-properties fo:font-variant="normal" fo:text-transform="none" fo:color="#1d2125" loext:opacity="100%" style:font-name="Arial Black" fo:font-size="12pt" fo:letter-spacing="normal" fo:font-style="normal" fo:font-weight="bold" officeooo:rsid="001eb444" style:font-size-asian="12pt" style:font-weight-asian="bold" style:font-size-complex="12pt" style:font-weight-complex="bold"/>
    </style:style>
    <style:style style:name="T15" style:family="text">
      <style:text-properties fo:font-variant="normal" fo:text-transform="none" fo:color="#1d2125" loext:opacity="100%" fo:font-size="12pt" fo:letter-spacing="normal" fo:font-style="normal" fo:font-weight="bold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style:font-name="Times New Roman" fo:font-size="12pt" fo:letter-spacing="normal" fo:font-style="normal" fo:font-weight="bold" style:font-size-asian="12pt" style:font-size-complex="12pt"/>
    </style:style>
    <style:style style:name="T17" style:family="text">
      <style:text-properties fo:font-variant="normal" fo:text-transform="none" fo:letter-spacing="normal" fo:font-style="normal"/>
    </style:style>
    <style:style style:name="T18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9" style:family="text">
      <style:text-properties fo:font-variant="normal" fo:text-transform="none" fo:color="#c9211e" loext:opacity="100%" style:font-name="Times New Roman" fo:font-size="12pt" fo:letter-spacing="normal" fo:font-style="normal" fo:font-weight="bold" style:font-size-asian="12pt" style:font-size-complex="12pt"/>
    </style:style>
    <style:style style:name="T20" style:family="text">
      <style:text-properties fo:font-variant="normal" fo:text-transform="none" style:use-window-font-color="true" loext:opacity="0%" style:font-name="Times New Roman" fo:font-size="12pt" fo:letter-spacing="normal" fo:font-style="normal" fo:font-weight="bold" style:font-size-asian="12pt" style:font-size-complex="12pt"/>
    </style:style>
    <style:style style:name="T21" style:family="text">
      <style:text-properties fo:font-variant="normal" fo:text-transform="none" style:use-window-font-color="true" loext:opacity="0%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T22" style:family="text">
      <style:text-properties fo:font-variant="normal" fo:text-transform="none" style:use-window-font-color="true" loext:opacity="0%" style:font-name="Times New Roman" fo:font-size="12pt" fo:letter-spacing="normal" fo:font-style="normal" style:font-size-asian="12pt" style:font-size-complex="12pt"/>
    </style:style>
    <style:style style:name="T23" style:family="text">
      <style:text-properties fo:font-variant="normal" fo:text-transform="none" style:use-window-font-color="true" loext:opacity="0%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24" style:family="text">
      <style:text-properties fo:color="#464646" loext:opacity="100%" style:font-name="source sans pro" fo:font-size="11.3999996185303pt" fo:font-weight="bold" style:font-size-asian="12pt" style:font-size-complex="12pt"/>
    </style:style>
    <style:style style:name="T25" style:family="text">
      <style:text-properties fo:color="#464646" loext:opacity="100%" fo:font-size="11.3999996185303pt" fo:font-weight="bold" style:font-size-asian="12pt" style:font-size-complex="12pt"/>
    </style:style>
    <style:style style:name="T26" style:family="text">
      <style:text-properties fo:color="#464646" loext:opacity="100%" fo:font-weight="bold"/>
    </style:style>
    <style:style style:name="T27" style:family="text">
      <style:text-properties fo:color="#464646" loext:opacity="100%" fo:font-size="12pt" fo:font-weight="bold" style:font-size-asian="12pt" style:font-size-complex="12pt"/>
    </style:style>
    <style:style style:name="T28" style:family="text">
      <style:text-properties fo:color="#464646" loext:opacity="100%" style:font-name="Times New Roman" fo:font-size="12pt" fo:font-weight="bold" style:font-size-asian="12pt" style:font-size-complex="12pt"/>
    </style:style>
    <style:style style:name="T29" style:family="text">
      <style:text-properties fo:color="#464646" loext:opacity="100%" style:font-name="Times New Roman" fo:font-size="12pt" fo:font-weight="bold" style:font-size-asian="12pt" style:font-weight-asian="bold" style:font-size-complex="12pt" style:font-weight-complex="bold"/>
    </style:style>
    <style:style style:name="T30" style:family="text">
      <style:text-properties fo:color="#464646" loext:opacity="100%" style:font-name="Times New Roman" fo:font-size="12pt" style:font-size-asian="12pt" style:font-size-complex="12pt"/>
    </style:style>
    <style:style style:name="T31" style:family="text">
      <style:text-properties fo:color="#464646" loext:opacity="100%" style:font-name="Times New Roman" fo:font-size="12pt" fo:font-weight="normal" style:font-size-asian="12pt" style:font-weight-asian="normal" style:font-size-complex="12pt" style:font-weight-complex="normal"/>
    </style:style>
    <style:style style:name="T32" style:family="text">
      <style:text-properties fo:color="#464646" loext:opacity="100%" style:font-name="Times New Roman" fo:font-size="11.3999996185303pt" fo:font-weight="bold" style:font-size-asian="12pt" style:font-size-complex="12pt"/>
    </style:style>
    <style:style style:name="T33" style:family="text">
      <style:text-properties fo:color="#464646" loext:opacity="100%" style:font-name="Times New Roman" fo:font-weight="bold"/>
    </style:style>
    <style:style style:name="T34" style:family="text">
      <style:text-properties style:font-name="Poppins" fo:font-size="9pt" fo:font-weight="normal"/>
    </style:style>
    <style:style style:name="T35" style:family="text">
      <style:text-properties style:font-name="Poppins" fo:font-size="9pt" fo:font-weight="normal" style:font-size-asian="14pt" style:font-weight-asian="bold" style:font-size-complex="14pt" style:font-weight-complex="bold"/>
    </style:style>
    <style:style style:name="T36" style:family="text">
      <style:text-properties style:font-name="Poppins" fo:font-size="9pt" fo:font-weight="normal" officeooo:rsid="001eb444" style:font-size-asian="14pt" style:font-weight-asian="bold" style:font-size-complex="14pt" style:font-weight-complex="bold"/>
    </style:style>
    <style:style style:name="T37" style:family="text">
      <style:text-properties style:font-name="Poppins" fo:font-size="12pt" fo:font-weight="normal" style:font-size-asian="12pt" style:font-weight-asian="bold" style:font-size-complex="12pt" style:font-weight-complex="bold"/>
    </style:style>
    <style:style style:name="T38" style:family="text">
      <style:text-properties style:font-name="Poppins" fo:font-size="12pt" fo:font-weight="normal" officeooo:rsid="001eb444" style:font-size-asian="12pt" style:font-weight-asian="bold" style:font-size-complex="12pt" style:font-weight-complex="bold"/>
    </style:style>
    <style:style style:name="T39" style:family="text">
      <style:text-properties fo:font-size="9pt" fo:font-weight="normal"/>
    </style:style>
    <style:style style:name="T40" style:family="text">
      <style:text-properties fo:font-size="9pt" fo:font-weight="normal" officeooo:rsid="001eb444" style:font-size-asian="14pt" style:font-weight-asian="bold" style:font-size-complex="14pt" style:font-weight-complex="bold"/>
    </style:style>
    <style:style style:name="T41" style:family="text">
      <style:text-properties fo:font-size="9pt" officeooo:rsid="001eb444" style:font-size-asian="14pt" style:font-weight-asian="bold" style:font-size-complex="14pt" style:font-weight-complex="bold"/>
    </style:style>
    <style:style style:name="T42" style:family="text">
      <style:text-properties fo:font-size="9pt" style:font-weight-asian="bold" style:font-weight-complex="bold"/>
    </style:style>
    <style:style style:name="T43" style:family="text">
      <style:text-properties officeooo:rsid="001eb444"/>
    </style:style>
    <style:style style:name="T44" style:family="text">
      <style:text-properties style:font-size-asian="14pt" style:font-weight-asian="bold" style:font-size-complex="14pt" style:font-weight-complex="bold"/>
    </style:style>
    <style:style style:name="T45" style:family="text">
      <style:text-properties officeooo:rsid="001eb444" style:font-size-asian="14pt" style:font-weight-asian="bold" style:font-size-complex="14pt" style:font-weight-complex="bold"/>
    </style:style>
    <style:style style:name="T46" style:family="text">
      <style:text-properties fo:font-size="12pt" style:font-size-asian="12pt" style:font-weight-asian="bold" style:font-size-complex="12pt" style:font-weight-complex="bold"/>
    </style:style>
    <style:style style:name="T47" style:family="text">
      <style:text-properties fo:font-size="12pt" officeooo:rsid="001eb444" style:font-size-asian="12pt" style:font-weight-asian="bold" style:font-size-complex="12pt" style:font-weight-complex="bold"/>
    </style:style>
    <style:style style:name="T48" style:family="text">
      <style:text-properties fo:font-size="12pt" officeooo:rsid="002019fa" style:font-size-asian="12pt" style:font-weight-asian="bold" style:font-size-complex="12pt" style:font-weight-complex="bold"/>
    </style:style>
    <style:style style:name="T49" style:family="text">
      <style:text-properties fo:font-size="12pt" fo:font-weight="normal" officeooo:rsid="001eb444" style:font-size-asian="12pt" style:font-weight-asian="bold" style:font-size-complex="12pt" style:font-weight-complex="bold"/>
    </style:style>
    <style:style style:name="T50" style:family="text">
      <style:text-properties fo:font-size="12pt" fo:font-weight="normal" style:font-size-asian="12pt" style:font-size-complex="12pt"/>
    </style:style>
    <style:style style:name="T51" style:family="text">
      <style:text-properties style:font-weight-asian="bold" style:font-weight-complex="bold"/>
    </style:style>
    <style:style style:name="T52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53" style:family="text">
      <style:text-properties style:use-window-font-color="true" loext:opacity="0%" style:font-name="Times New Roman"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501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16"><text:span text:style-name="T11">1.- </text:span><text:span text:style-name="T10">Tipos de licencias más usuales y su descripción (primer ejercicio hecho en clase).</text:span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7">Tipo de licencia</text:p>
          </table:table-cell>
          <table:table-cell table:style-name="Tabla1.B1" office:value-type="string">
            <text:p text:style-name="P7">Descripción</text:p>
          </table:table-cell>
        </table:table-row>
        <table:table-row table:style-name="Tabla1.1">
          <table:table-cell table:style-name="Tabla1.A2" office:value-type="string">
            <text:p text:style-name="P6">Dominio publico</text:p>
          </table:table-cell>
          <table:table-cell table:style-name="Tabla1.B2" office:value-type="string">
            <text:p text:style-name="P6">Aquél que no está protegido con copyright</text:p>
          </table:table-cell>
        </table:table-row>
        <table:table-row table:style-name="Tabla1.1">
          <table:table-cell table:style-name="Tabla1.A3" office:value-type="string">
            <text:p text:style-name="P5">Propietario</text:p>
          </table:table-cell>
          <table:table-cell table:style-name="Tabla1.B3" office:value-type="string">
            <text:p text:style-name="P6">Están limitadas a ciertos usuarios ya sea porque han pagado por él o porque ha sido compartido. </text:p>
          </table:table-cell>
        </table:table-row>
        <table:table-row table:style-name="Tabla1.1">
          <table:table-cell table:style-name="Tabla1.A3" office:value-type="string">
            <text:p text:style-name="P5">Open Source</text:p>
          </table:table-cell>
          <table:table-cell table:style-name="Tabla1.B3" office:value-type="string">
            <text:p text:style-name="P6">Se refiere a los programas que permiten al público acceder a su código fuente y se distribuyen bajo una licencia que puede permitir modificar o compartir el código, entre otras cosas. </text:p>
          </table:table-cell>
        </table:table-row>
        <table:table-row table:style-name="Tabla1.1">
          <table:table-cell table:style-name="Tabla1.A3" office:value-type="string">
            <text:p text:style-name="P5">Libre</text:p>
          </table:table-cell>
          <table:table-cell table:style-name="Tabla1.B3" office:value-type="string">
            <text:p text:style-name="P6">Permiten ejecutar el programa, estudiar su funcionamiento, adaptarlo a las necesidades de cada usuario, copiarlo y redistribuirlo y, por supuesto, mejorarlo y poner esas mejoras al alcance y servicio de toda la comunidad. </text:p>
          </table:table-cell>
        </table:table-row>
        <table:table-row table:style-name="Tabla1.1">
          <table:table-cell table:style-name="Tabla1.A3" office:value-type="string">
            <text:p text:style-name="P5">CopyLeft</text:p>
          </table:table-cell>
          <table:table-cell table:style-name="Tabla1.B3" office:value-type="string">
            <text:p text:style-name="P6">Consiste en liberar un programa informático, una obra de arte o cualquier otro tipo de documento para su copia, modificación y redistribución. </text:p>
          </table:table-cell>
        </table:table-row>
        <table:table-row table:style-name="Tabla1.1">
          <table:table-cell table:style-name="Tabla1.A3" office:value-type="string">
            <text:p text:style-name="P5">Comercial</text:p>
          </table:table-cell>
          <table:table-cell table:style-name="Tabla1.B3" office:value-type="string">
            <text:p text:style-name="P6">Es la opción estándar de licencia para empresas y entidades comerciales. </text:p>
          </table:table-cell>
        </table:table-row>
        <table:table-row table:style-name="Tabla1.1">
          <table:table-cell table:style-name="Tabla1.A3" office:value-type="string">
            <text:p text:style-name="P5">Freeware</text:p>
          </table:table-cell>
          <table:table-cell table:style-name="Tabla1.B3" office:value-type="string">
            <text:p text:style-name="P6">Implica software que no tiene coste pero no permite al usuario realizar cambios en él. </text:p>
          </table:table-cell>
        </table:table-row>
        <table:table-row table:style-name="Tabla1.1">
          <table:table-cell table:style-name="Tabla1.A3" office:value-type="string">
            <text:p text:style-name="P6">Shareware</text:p>
          </table:table-cell>
          <table:table-cell table:style-name="Tabla1.B3" office:value-type="string">
            <text:p text:style-name="P6">Software con autorización de redistribuir copias, pero debe pagarse cargo por licencia de uso continuado.</text:p>
          </table:table-cell>
        </table:table-row>
      </table:table>
      <text:p text:style-name="Standard"/>
      <text:p text:style-name="P3"><text:span text:style-name="T11">2.- </text:span><text:span text:style-name="T10">Licencias más usuales, qué carácterísticas tienen y algún ejemplo (segunda tabla hecha en clase).</text:span></text:p>
      <text:p text:style-name="P1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8"><text:span text:style-name="T1">L</text:span>icencia<text:span text:style-name="T1">s</text:span></text:p>
          </table:table-cell>
          <table:table-cell table:style-name="Tabla2.B1" office:value-type="string">
            <text:p text:style-name="P10">Características</text:p>
          </table:table-cell>
        </table:table-row>
        <table:table-row table:style-name="Tabla2.1">
          <table:table-cell table:style-name="Tabla2.A2" office:value-type="string">
            <text:p text:style-name="P13">GNU</text:p>
          </table:table-cell>
          <table:table-cell table:style-name="Tabla2.B2" office:value-type="string">
            <text:p text:style-name="P13">Software Libre, Aprobado por la OSI, <text:span text:style-name="T2">permite </text:span>Copyleft, No es utilizable junto a otras licencias.</text:p>
          </table:table-cell>
        </table:table-row>
        <table:table-row table:style-name="Tabla2.1">
          <table:table-cell table:style-name="Tabla2.A3" office:value-type="string">
            <text:p text:style-name="P13">Apache</text:p>
          </table:table-cell>
          <table:table-cell table:style-name="Tabla2.B3" office:value-type="string">
            <text:p text:style-name="P13">Modular, Código abierto, Multi-plataforma, Extensible, Popular.</text:p>
          </table:table-cell>
        </table:table-row>
        <table:table-row table:style-name="Tabla2.1">
          <table:table-cell table:style-name="Tabla2.A3" office:value-type="string">
            <text:p text:style-name="P13">BSD</text:p>
          </table:table-cell>
          <table:table-cell table:style-name="Tabla2.B3" office:value-type="string">
            <text:p text:style-name="P13">Es un software libre, Aprobada por la OSI, Compatible con GPL, No permite Copyleft, Se puede utilizar con otras licencias.</text:p>
          </table:table-cell>
        </table:table-row>
        <table:table-row table:style-name="Tabla2.1">
          <table:table-cell table:style-name="Tabla2.A3" office:value-type="string">
            <text:p text:style-name="P13">GPL</text:p>
          </table:table-cell>
          <table:table-cell table:style-name="Tabla2.B3" office:value-type="string">
            <text:p text:style-name="P13">Compatible con DFSG, Aprobado por FSF y OSI, es un Software libre, permite Copyleft, no es utilizable junto con otras licencias.</text:p>
          </table:table-cell>
        </table:table-row>
        <table:table-row table:style-name="Tabla2.1">
          <table:table-cell table:style-name="Tabla2.A3" office:value-type="string">
            <text:p text:style-name="P13">MIT</text:p>
          </table:table-cell>
          <table:table-cell table:style-name="Tabla2.B3" office:value-type="string">
            <text:p text:style-name="P13">Compatible con DFSG, Aprobado por FSF y OSI, es un Software libre, no permite Copyleft, es utilizable junto con otras licencias.</text:p>
          </table:table-cell>
        </table:table-row>
      </table:table>
      <text:p text:style-name="P1"/>
      <text:p text:style-name="P2"/>
      <text:p text:style-name="P2"/>
      <text:p text:style-name="P2"/>
      <text:p text:style-name="P2"/>
      <text:p text:style-name="P2"/>
      <text:p text:style-name="P4"><text:soft-page-break/><text:span text:style-name="T11">3.- </text:span><text:span text:style-name="T10">Licencias Creative Commons.</text:span></text:p>
      <text:p text:style-name="P2"/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P9"><text:span text:style-name="T1">L</text:span>icencia<text:span text:style-name="T1">s</text:span></text:p>
          </table:table-cell>
          <table:table-cell table:style-name="Tabla3.B1" office:value-type="string">
            <text:p text:style-name="P11">Características</text:p>
          </table:table-cell>
          <table:table-cell table:style-name="Tabla3.C1" office:value-type="string">
            <text:p text:style-name="P12">Imagen</text:p>
          </table:table-cell>
        </table:table-row>
        <table:table-row table:style-name="Tabla3.1">
          <table:table-cell table:style-name="Tabla3.A2" office:value-type="string">
            <text:p text:style-name="P14"><text:span text:style-name="Strong_20_Emphasis"><text:span text:style-name="T3">CC BY</text:span></text:span> </text:p>
          </table:table-cell>
          <table:table-cell table:style-name="Tabla3.A2" office:value-type="string">
            <text:p text:style-name="P14"><text:span text:style-name="T3">Esta licencia permite que otros distribuyan, remezclen, adapten y desarrollen su trabajo, incluso comercialmente, siempre que le den crédito por la creación original. Esta es la más complaciente de las licencias que se ofrecen. Recomendado para máxima difusión y uso de materiales licenciados.</text:span> </text:p>
          </table:table-cell>
          <table:table-cell table:style-name="Tabla3.C2" office:value-type="string">
            <text:p text:style-name="P14"><draw:frame draw:style-name="fr1" draw:name="Imagen1" text:anchor-type="char" svg:x="1.088cm" svg:y="0.845cm" svg:width="2.328cm" svg:height="0.847cm" draw:z-index="0"><draw:image xlink:href="Pictures/100000010000006E00000028471D244CD19F707E.png" xlink:type="simple" xlink:show="embed" xlink:actuate="onLoad" draw:mime-type="image/png"/></draw:frame></text:p>
          </table:table-cell>
        </table:table-row>
        <table:table-row table:style-name="Tabla3.1">
          <table:table-cell table:style-name="Tabla3.A3" office:value-type="string">
            <text:p text:style-name="P14"><text:span text:style-name="Strong_20_Emphasis"><text:span text:style-name="T3">CC BY-SA</text:span></text:span> </text:p>
          </table:table-cell>
          <table:table-cell table:style-name="Tabla3.A3" office:value-type="string">
            <text:p text:style-name="P14"><text:span text:style-name="T3">Esta licencia permite que otros remezclen, adapten y desarrollen su trabajo incluso con fines comerciales, siempre que le den crédito y licencien sus nuevas creaciones bajo los mismos términos. Esta licencia a menudo se compara con las licencias de software libre y de código abierto "copyleft".</text:span> </text:p>
          </table:table-cell>
          <table:table-cell table:style-name="Tabla3.C3" office:value-type="string">
            <text:p text:style-name="P14"><draw:frame draw:style-name="fr1" draw:name="Imagen2" text:anchor-type="char" svg:x="1.067cm" svg:y="0.866cm" svg:width="2.371cm" svg:height="0.868cm" draw:z-index="1"><draw:image xlink:href="Pictures/100000010000007000000029F2A9F091AF87B65E.png" xlink:type="simple" xlink:show="embed" xlink:actuate="onLoad" draw:mime-type="image/png"/></draw:frame></text:p>
          </table:table-cell>
        </table:table-row>
        <table:table-row table:style-name="Tabla3.1">
          <table:table-cell table:style-name="Tabla3.A3" office:value-type="string">
            <text:p text:style-name="P15"><text:span text:style-name="Strong_20_Emphasis"><text:span text:style-name="T3">CC BY-ND</text:span></text:span> </text:p>
          </table:table-cell>
          <table:table-cell table:style-name="Tabla3.A3" office:value-type="string">
            <text:p text:style-name="P14"><text:span text:style-name="T3">Esta licencia permite que otros reutilicen el trabajo para cualquier fin, incluido el comercial; sin embargo, no se puede compartir con otros en forma adaptada y se le debe proporcionar crédito.</text:span> </text:p>
          </table:table-cell>
          <table:table-cell table:style-name="Tabla3.C3" office:value-type="string">
            <text:p text:style-name="P14"><draw:frame draw:style-name="fr1" draw:name="Imagen3" text:anchor-type="char" svg:x="1.025cm" svg:y="0.54cm" svg:width="2.455cm" svg:height="0.91cm" draw:z-index="2"><draw:image xlink:href="Pictures/10000001000000740000002B1E671E9CBC8BB704.png" xlink:type="simple" xlink:show="embed" xlink:actuate="onLoad" draw:mime-type="image/png"/></draw:frame></text:p>
          </table:table-cell>
        </table:table-row>
        <table:table-row table:style-name="Tabla3.1">
          <table:table-cell table:style-name="Tabla3.A3" office:value-type="string">
            <text:p text:style-name="P14"><text:span text:style-name="Strong_20_Emphasis"><text:span text:style-name="T3">CC BY-NC</text:span></text:span> <draw:frame draw:style-name="fr1" draw:name="Imagen4" text:anchor-type="char" svg:x="13.212cm" svg:y="0.684cm" svg:width="2.477cm" svg:height="0.974cm" draw:z-index="3"><draw:image xlink:href="Pictures/10000001000000750000002E4E4BACA2C9687697.png" xlink:type="simple" xlink:show="embed" xlink:actuate="onLoad" draw:mime-type="image/png"/></draw:frame></text:p>
          </table:table-cell>
          <table:table-cell table:style-name="Tabla3.A3" office:value-type="string">
            <text:p text:style-name="P14"><text:span text:style-name="T3">Esta licencia permite que otros remezclen, adapten y desarrollen su trabajo de manera no comercial, y aunque sus nuevos trabajos también deben reconocerlo y no ser comercial, no tienen que licenciar sus trabajos derivados en los mismos términos.</text:span> </text:p>
          </table:table-cell>
          <table:table-cell table:style-name="Tabla3.C3" office:value-type="string">
            <text:p text:style-name="P14"/>
          </table:table-cell>
        </table:table-row>
        <table:table-row table:style-name="Tabla3.1">
          <table:table-cell table:style-name="Tabla3.A3" office:value-type="string">
            <text:p text:style-name="P14"><text:span text:style-name="Strong_20_Emphasis"><text:span text:style-name="T3">CC BY-NC-SA</text:span></text:span> </text:p>
          </table:table-cell>
          <table:table-cell table:style-name="Tabla3.A3" office:value-type="string">
            <text:p text:style-name="P14"><text:span text:style-name="T3">Esta licencia es la más restrictiva de las seis licencias principales, sólo permite que otros puedan descargar las obras y compartirlas con otras personas, siempre que se reconozca su autoridad, pero no se pueden cambiar de ninguna manera ni se pueden utilizar comercialmente.</text:span> </text:p>
          </table:table-cell>
          <table:table-cell table:style-name="Tabla3.C3" office:value-type="string">
            <text:p text:style-name="P14"><draw:frame draw:style-name="fr1" draw:name="Imagen5" text:anchor-type="char" svg:x="1.014cm" svg:y="0.972cm" svg:width="2.477cm" svg:height="0.974cm" draw:z-index="4"><draw:image xlink:href="Pictures/10000001000000750000002E70DB4FC6A5412F31.png" xlink:type="simple" xlink:show="embed" xlink:actuate="onLoad" draw:mime-type="image/png"/></draw:frame></text:p>
          </table:table-cell>
        </table:table-row>
        <table:table-row table:style-name="Tabla3.1">
          <table:table-cell table:style-name="Tabla3.A3" office:value-type="string">
            <text:p text:style-name="P14"><text:span text:style-name="Strong_20_Emphasis"><text:span text:style-name="T3">CC BY-NC-ND</text:span></text:span> </text:p>
          </table:table-cell>
          <table:table-cell table:style-name="Tabla3.A3" office:value-type="string">
            <text:p text:style-name="P14"><text:span text:style-name="T3">Esta licencia es la más restrictiva de las seis licencias principales, sólo permite que otros puedan descargar las obras y compartirlas con otras personas, siempre que se reconozca su autoridad, pero no se pueden cambiar de ninguna manera ni se pueden utilizar comercialmente.</text:span> </text:p>
          </table:table-cell>
          <table:table-cell table:style-name="Tabla3.C3" office:value-type="string">
            <text:p text:style-name="P14"><draw:frame draw:style-name="fr1" draw:name="Imagen6" text:anchor-type="char" svg:x="1.025cm" svg:y="0.951cm" svg:width="2.455cm" svg:height="0.953cm" draw:z-index="5"><draw:image xlink:href="Pictures/10000001000000740000002D7B51269C802FD1C9.png" xlink:type="simple" xlink:show="embed" xlink:actuate="onLoad" draw:mime-type="image/png"/></draw:frame></text:p>
          </table:table-cell>
        </table:table-row>
      </table:table>
      <text:p text:style-name="P2"/>
      <text:p text:style-name="P17"><text:span text:style-name="T45"/></text:p>
      <text:p text:style-name="P17"><text:span text:style-name="T45"/></text:p>
      <text:p text:style-name="P17"><text:span text:style-name="T45"/></text:p>
      <text:p text:style-name="P17"><text:span text:style-name="T45"/></text:p>
      <text:p text:style-name="P17"><text:soft-page-break/><text:span text:style-name="T45">4.-A</text:span><text:span text:style-name="T44">nte las siguientes situaciones, reflexiona cuál crees que es la licencia que más aconsejarías en cada caso:</text:span></text:p>
      <text:p text:style-name="P17"><text:span text:style-name="T35"><text:tab/></text:span><text:span text:style-name="T47">a) </text:span><text:span text:style-name="T46">Una tabla como las elaboradas en los apartados anteriores.</text:span></text:p>
      <text:p text:style-name="P17"><text:span text:style-name="Strong_20_Emphasis"><text:span text:style-name="T53">Reconocimiento-CompartirIgual<text:line-break/>CC BY-SA</text:span></text:span></text:p>
      <text:p text:style-name="P19">Esta licencia permite que otros remezclen, adapten y desarrollen su trabajo incluso con fines comerciales, siempre que le den crédito y licencien sus nuevas creaciones bajo los mismos términos. Esta licencia a menudo se compara con las licencias de software libre y de código abierto "copyleft".</text:p>
      <text:p text:style-name="P19"><text:tab/><text:tab/><draw:frame draw:style-name="fr2" draw:name="Imagen7" text:anchor-type="char" svg:width="3.09cm" svg:height="1.131cm" draw:z-index="6"><draw:image xlink:href="Pictures/100000010000007000000029F2A9F091AF87B65E.png" xlink:type="simple" xlink:show="embed" xlink:actuate="onLoad" draw:mime-type="image/png"/></draw:frame></text:p>
      <text:p text:style-name="P17"><text:span text:style-name="T46"/></text:p>
      <text:p text:style-name="P17"><text:span text:style-name="T46"/></text:p>
      <text:p text:style-name="P17"><text:span text:style-name="T37"><text:tab/></text:span><text:span text:style-name="T47">b) </text:span><text:span text:style-name="T46">Una imagen fotográfica tomada por nosotros como diseñadores</text:span></text:p>
      <text:p text:style-name="P17"><text:span text:style-name="T46"><text:tab/>gráficos del sitio web, que va a ser utilizada como logo,</text:span></text:p>
      <text:p text:style-name="P17"><text:span text:style-name="T46"><text:tab/>identif</text:span><text:span text:style-name="T48">i</text:span><text:span text:style-name="T46">cando inequívocamente la marca de nuestra web.</text:span></text:p>
      <text:p text:style-name="P17"><text:span text:style-name="Strong_20_Emphasis"><text:span text:style-name="T53">Reconocimiento-NoComercial-CompartirIgual<text:line-break/>CC BY-NC-SA</text:span></text:span></text:p>
      <text:p text:style-name="P19">Esta licencia permite que otros remezclen, adapten y desarrollen su trabajo sin fines comerciales, siempre y cuando le den crédito y licencien sus nuevas creaciones bajo los mismos términos.</text:p>
      <text:p text:style-name="P17"><text:span text:style-name="T46"><text:tab/><text:tab/><text:tab/><text:tab/><text:tab/></text:span><draw:frame draw:style-name="fr2" draw:name="Imagen8" text:anchor-type="char" svg:width="3.127cm" svg:height="1.229cm" draw:z-index="7"><draw:image xlink:href="Pictures/10000001000000750000002E70DB4FC6A5412F31.png" xlink:type="simple" xlink:show="embed" xlink:actuate="onLoad" draw:mime-type="image/png"/></draw:frame></text:p>
      <text:p text:style-name="P18"><text:span text:style-name="T38"><text:tab/></text:span></text:p>
      <text:p text:style-name="P18"><text:span text:style-name="T38"/></text:p>
      <text:p text:style-name="P20"><text:span text:style-name="T9"><text:tab/></text:span><text:span text:style-name="T14">c) </text:span><text:span text:style-name="T13">Un sitio web diseñado por una empresa de desarrollo web.</text:span></text:p>
      <text:p text:style-name="P20"><text:span text:style-name="Strong_20_Emphasis"><text:span text:style-name="T23">Reconocimiento-NoComercial-SinObraDerivada<text:line-break/>CC BY-NC-ND</text:span></text:span></text:p>
      <text:p text:style-name="P19">Esta licencia es la más restrictiva de las seis licencias principales, sólo permite que otros puedan descargar las obras y compartirlas con otras personas, siempre que se reconozca su autoridad, pero no se pueden cambiar de ninguna manera ni se pueden utilizar comercialmente.</text:p>
      <text:p text:style-name="P21"><text:span text:style-name="T17"><text:tab/><text:tab/><text:tab/><text:tab/><text:tab/></text:span><draw:frame draw:style-name="fr1" draw:name="Imagen9" text:anchor-type="char" svg:x="6.692cm" svg:y="0.026cm" svg:width="3.101cm" svg:height="1.203cm" draw:z-index="8"><draw:image xlink:href="Pictures/10000001000000740000002D7B51269C802FD1C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oppins" svg:font-family="Poppins, sans-serif"/>
    <style:font-face style:name="Times New Roman" svg:font-family="'Times New Roman'" style:font-family-generic="roman" style:font-pitch="variable"/>
    <style:font-face style:name="source sans pro" svg:font-family="'source sans pro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10T09:53:45.190000000</meta:creation-date>
    <dc:date>2023-01-10T11:10:17.021000000</dc:date>
    <meta:editing-duration>PT1H16M28S</meta:editing-duration>
    <meta:editing-cycles>10</meta:editing-cycles>
    <meta:generator>LibreOffice/7.4.1.2$Windows_X86_64 LibreOffice_project/3c58a8f3a960df8bc8fd77b461821e42c061c5f0</meta:generator>
    <meta:document-statistic meta:table-count="3" meta:image-count="9" meta:object-count="0" meta:page-count="3" meta:paragraph-count="64" meta:word-count="739" meta:character-count="4851" meta:non-whitespace-character-count="4136"/>
  </office:meta>
</office:document-meta>
</file>